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4pt" style:font-size-asian="44pt" style:font-size-complex="44pt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MPH Project</text:p>
          </draw:text-box>
        </draw:frame>
        <draw:frame presentation:style-name="pr2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andini-Mambretti-Milano</text:p>
              </text:list-item>
            </text:list>
            <text:p/>
            <text:p>Software Engineering 2</text:p>
            <text:p/>
            <text:p>Pres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list text:style-name="L1">
              <text:list-header>
                <text:p><text:span text:style-name="T1">Decision made to resolve ambiguities about the specifics</text:span></text:p>
              </text:list-header>
            </text:list>
          </draw:text-box>
        </draw:frame>
        <draw:frame presentation:style-name="pr5" draw:text-style-name="P6" draw:layer="layout" svg:width="25.199cm" svg:height="15.262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Web Application</text:span></text:p>
              </text:list-item>
              <text:list-item>
                <text:p text:style-name="P4"><text:span text:style-name="T2">Professors are enabled only by Administrator</text:span></text:p>
              </text:list-item>
              <text:list-item>
                <text:p text:style-name="P4"><text:span text:style-name="T2">Number of deliverable choosen by Professors</text:span></text:p>
              </text:list-item>
              <text:list-item>
                <text:p text:style-name="P4"><text:span text:style-name="T2">Group member invitation</text:span></text:p>
              </text:list-item>
              <text:list-item>
                <text:p text:style-name="P4"><text:span text:style-name="T2">3 Different views for Professors</text:span></text:p>
                <text:p text:style-name="P5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473cm" svg:x="1.301cm" svg:y="0.017cm" presentation:class="title" presentation:user-transformed="true">
          <draw:text-box>
            <text:list text:style-name="L1">
              <text:list-header>
                <text:p><text:span text:style-name="T1">Decision made to resolve ambiguities about the specifics</text:span></text:p>
              </text:list-header>
            </text:list>
          </draw:text-box>
        </draw:frame>
        <draw:frame presentation:style-name="pr5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3">3 Types of file can be uploaded</text:span></text:p>
              </text:list-item>
              <text:list-item>
                <text:p><text:span text:style-name="T3">No automatization for late delivery about score</text:span></text:p>
              </text:list-item>
              <text:list-item>
                <text:p><text:span text:style-name="T3">Score calculated in 30</text:span></text:p>
              </text:list-item>
              <text:list-item>
                <text:p><text:span text:style-name="T3">Final score is the average among deliverables</text:span></text:p>
              </text:list-item>
              <text:list-item>
                <text:p><text:span text:style-name="T3">Groups enabled can download material of other group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list text:style-name="L1">
              <text:list-header>
                <text:p><text:span text:style-name="T1">Implementation</text:span></text:p>
              </text:list-header>
            </text:list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Added an Entity ”Invite”</text:p>
              </text:list-item>
              <text:list-item>
                <text:p>New Entity ”Mark” to manage deliverable score</text:p>
              </text:list-item>
              <text:list-item>
                <text:p>Used a ”GetBytesFromFile” class</text:p>
              </text:list-item>
              <text:list-item>
                <text:p>Added a ”UtilDeleteDB” for test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ocument Develop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Planning</text:p>
                <text:list>
                  <text:list-item>
                    <text:p>Definition of the activities</text:p>
                  </text:list-item>
                  <text:list-item>
                    <text:p>Attribution of the effort for each activity</text:p>
                  </text:list-item>
                  <text:list-item>
                    <text:p>Distribution of the activities among members</text:p>
                  </text:list-item>
                  <text:list-item>
                    <text:p>Bar chart of activities</text:p>
                  </text:list-item>
                </text:list>
              </text:list-item>
              <text:list-item>
                <text:p>Problems</text:p>
                <text:list>
                  <text:list-item>
                    <text:p>Wrong attribution of the effort caused by lack of programming knowledge</text:p>
                  </text:list-item>
                  <text:list-item>
                    <text:p>Bar chart not respec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ocument Developed</text:p>
          </draw:text-box>
        </draw:frame>
        <draw:frame presentation:style-name="pr5" draw:layer="layout" svg:width="25.199cm" svg:height="14.741cm" svg:x="1.4cm" svg:y="4.914cm" presentation:class="outline" presentation:user-transformed="true">
          <draw:text-box>
            <text:list text:style-name="L2">
              <text:list-item>
                <text:p>RASD</text:p>
                <text:list>
                  <text:list-item>
                    <text:p>Functional and not functional requirements</text:p>
                  </text:list-item>
                  <text:list-item>
                    <text:p>Entities and StakeHolders</text:p>
                  </text:list-item>
                  <text:list-item>
                    <text:p>Alloy specific</text:p>
                  </text:list-item>
                  <text:list-item>
                    <text:p>Use case and sequence diagram</text:p>
                  </text:list-item>
                  <text:list-item>
                    <text:p>Scenarios</text:p>
                  </text:list-item>
                </text:list>
              </text:list-item>
              <text:list-item>
                <text:p>Difference between RASD and implementation</text:p>
                <text:list>
                  <text:list-item>
                    <text:p>Some specifications and requirements are not respected (like management of user information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ocument Developed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Document Design</text:p>
                <text:list>
                  <text:list-item>
                    <text:p>Specific of software architercture</text:p>
                  </text:list-item>
                  <text:list-item>
                    <text:p>Definition of Session and Entity Bean</text:p>
                  </text:list-item>
                  <text:list-item>
                    <text:p>Structure of DataBase</text:p>
                  </text:list-item>
                  <text:list-item>
                    <text:p>UX Model</text:p>
                  </text:list-item>
                </text:list>
              </text:list-item>
              <text:list-item>
                <text:p>Problems</text:p>
                <text:list>
                  <text:list-item>
                    <text:p>Decision not properly correct and not feasible</text:p>
                  </text:list-item>
                  <text:list-item>
                    <text:p>Consequent delay in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9$Build-9505</meta:generator>
    <meta:creation-date>2012-02-17T10:55:48</meta:creation-date>
    <dc:language>fi-FI</dc:language>
    <meta:editing-cycles>4</meta:editing-cycles>
    <meta:editing-duration>PT01H54M25S</meta:editing-duration>
    <meta:initial-creator>Mirty </meta:initial-creator>
    <dc:date>2012-02-20T10:45:20</dc:date>
    <dc:creator>Mirty </dc:creator>
    <meta:document-statistic meta:object-count="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Blue.otp"/>
  </office:meta>
</office:document-meta>
</file>